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rsid="0082d2b5" officeooo:paragraph-rsid="0082d2b5" style:font-weight-asian="normal" style:font-weight-complex="normal"/>
    </style:style>
    <style:style style:name="P2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officeooo:paragraph-rsid="0082d2b5"/>
    </style:style>
    <style:style style:name="P3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officeooo:rsid="0082f1cf" officeooo:paragraph-rsid="0082f1cf"/>
    </style:style>
    <style:style style:name="P4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officeooo:paragraph-rsid="0082f1cf"/>
    </style:style>
    <style:style style:name="P5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officeooo:rsid="0084ebb9" officeooo:paragraph-rsid="0084ebb9"/>
    </style:style>
    <style:style style:name="P6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style:font-name="Liberation Mono" fo:font-size="10pt" fo:font-weight="normal" officeooo:rsid="0084ebb9" officeooo:paragraph-rsid="0084ebb9" style:font-name-asian="Noto Sans Mono CJK SC" style:font-size-asian="10pt" style:font-weight-asian="normal" style:font-name-complex="Liberation Mono" style:font-size-complex="10pt" style:font-weight-complex="normal"/>
    </style:style>
    <style:style style:name="P7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style:font-name="Liberation Mono" fo:font-size="10pt" fo:font-weight="normal" officeooo:rsid="0085bf89" officeooo:paragraph-rsid="0085bf89" style:font-name-asian="Noto Sans Mono CJK SC" style:font-size-asian="10pt" style:font-weight-asian="normal" style:font-name-complex="Liberation Mono" style:font-size-complex="10pt" style:font-weight-complex="normal"/>
    </style:style>
    <style:style style:name="P8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style:font-name="Liberation Mono" fo:font-size="10pt" fo:font-weight="normal" officeooo:rsid="0087630f" officeooo:paragraph-rsid="0087630f" style:font-name-asian="Noto Sans Mono CJK SC" style:font-size-asian="10pt" style:font-weight-asian="normal" style:font-name-complex="Liberation Mono" style:font-size-complex="10pt" style:font-weight-complex="normal"/>
    </style:style>
    <style:style style:name="P9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ff8000" style:font-name="Liberation Mono" fo:font-size="10pt" fo:font-weight="normal" officeooo:rsid="0087630f" officeooo:paragraph-rsid="0087630f" style:font-name-asian="Noto Sans Mono CJK SC" style:font-size-asian="10pt" style:font-weight-asian="normal" style:font-name-complex="Liberation Mono" style:font-size-complex="10pt" style:font-weight-complex="normal"/>
    </style:style>
    <style:style style:name="P10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999999" style:font-name="Liberation Mono" fo:font-size="10pt" fo:font-weight="normal" officeooo:rsid="0087630f" officeooo:paragraph-rsid="0087630f" style:font-name-asian="Noto Sans Mono CJK SC" style:font-size-asian="10pt" style:font-weight-asian="normal" style:font-name-complex="Liberation Mono" style:font-size-complex="10pt" style:font-weight-complex="normal"/>
    </style:style>
    <style:style style:name="P11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999999" style:font-name="Liberation Mono" fo:font-size="10pt" fo:font-weight="normal" officeooo:rsid="0087630f" officeooo:paragraph-rsid="008efc0f" style:font-name-asian="Noto Sans Mono CJK SC" style:font-size-asian="10pt" style:font-weight-asian="normal" style:font-name-complex="Liberation Mono" style:font-size-complex="10pt" style:font-weight-complex="normal"/>
    </style:style>
    <style:style style:name="P12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999999" style:font-name="Liberation Mono" fo:font-size="10pt" fo:font-weight="normal" officeooo:rsid="008f0c6f" officeooo:paragraph-rsid="008f0c6f" style:font-name-asian="Noto Sans Mono CJK SC" style:font-size-asian="10pt" style:font-weight-asian="normal" style:font-name-complex="Liberation Mono" style:font-size-complex="10pt" style:font-weight-complex="normal"/>
    </style:style>
    <style:style style:name="P13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ff860d" style:font-name="Liberation Mono" fo:font-size="10pt" fo:font-weight="normal" officeooo:rsid="0087630f" officeooo:paragraph-rsid="0087630f" style:font-name-asian="Noto Sans Mono CJK SC" style:font-size-asian="10pt" style:font-weight-asian="normal" style:font-name-complex="Liberation Mono" style:font-size-complex="10pt" style:font-weight-complex="normal"/>
    </style:style>
    <style:style style:name="P14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ff860d" style:font-name="Liberation Mono" fo:font-size="10pt" fo:font-weight="normal" officeooo:rsid="008f0c6f" officeooo:paragraph-rsid="008f0c6f" style:font-name-asian="Noto Sans Mono CJK SC" style:font-size-asian="10pt" style:font-weight-asian="normal" style:font-name-complex="Liberation Mono" style:font-size-complex="10pt" style:font-weight-complex="normal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normal" officeooo:rsid="0082d2b5" style:font-weight-asian="normal" style:font-weight-complex="normal"/>
    </style:style>
    <style:style style:name="T3" style:family="text">
      <style:text-properties fo:color="#000000" fo:font-weight="normal" officeooo:rsid="0082f1cf" style:font-weight-asian="normal" style:font-weight-complex="normal"/>
    </style:style>
    <style:style style:name="T4" style:family="text">
      <style:text-properties fo:color="#000000" fo:font-weight="normal" officeooo:rsid="0084ebb9" style:font-weight-asian="normal" style:font-weight-complex="normal"/>
    </style:style>
    <style:style style:name="T5" style:family="text">
      <style:text-properties fo:color="#000000" style:font-name="Liberation Mono" fo:font-size="10pt" fo:font-weight="normal" style:font-name-asian="Noto Sans Mono CJK SC" style:font-size-asian="10pt" style:font-weight-asian="normal" style:font-name-complex="Liberation Mono" style:font-size-complex="10pt" style:font-weight-complex="normal"/>
    </style:style>
    <style:style style:name="T6" style:family="text">
      <style:text-properties fo:color="#000000" style:font-name="Liberation Mono" fo:font-size="10pt" fo:font-weight="normal" officeooo:rsid="0082d2b5" style:font-name-asian="Noto Sans Mono CJK SC" style:font-size-asian="10pt" style:font-weight-asian="normal" style:font-name-complex="Liberation Mono" style:font-size-complex="10pt" style:font-weight-complex="normal"/>
    </style:style>
    <style:style style:name="T7" style:family="text">
      <style:text-properties fo:color="#000000" style:font-name="Liberation Mono" fo:font-size="10pt" fo:font-weight="normal" officeooo:rsid="0082f1cf" style:font-name-asian="Noto Sans Mono CJK SC" style:font-size-asian="10pt" style:font-weight-asian="normal" style:font-name-complex="Liberation Mono" style:font-size-complex="10pt" style:font-weight-complex="normal"/>
    </style:style>
    <style:style style:name="T8" style:family="text">
      <style:text-properties fo:color="#000000" style:font-name="Liberation Mono" fo:font-size="10pt" fo:font-weight="normal" officeooo:rsid="0084ebb9" style:font-name-asian="Noto Sans Mono CJK SC" style:font-size-asian="10pt" style:font-weight-asian="normal" style:font-name-complex="Liberation Mono" style:font-size-complex="10pt" style:font-weight-complex="normal"/>
    </style:style>
    <style:style style:name="T9" style:family="text">
      <style:text-properties officeooo:rsid="008c0e2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P32 30pin</text:p>
      <text:p text:style-name="P2"><text:span text:style-name="T2">ESP32 3</text:span><text:span text:style-name="T6">8</text:span><text:span text:style-name="T2">pin</text:span></text:p>
      <text:p text:style-name="P3"><text:span text:style-name="T2">E</text:span><text:span text:style-name="T1">SP32 WROOM32D <text:s text:c="2"/></text:span><text:span text:style-name="T4">PCB-антенна</text:span></text:p>
      <text:p text:style-name="P4"><text:span text:style-name="T2">E</text:span><text:span text:style-name="T3">SP32 WROOM32</text:span><text:span text:style-name="T7">U <text:s text:c="2"/></text:span><text:span text:style-name="T8">внешняя антенна</text:span></text:p>
      <text:p text:style-name="P5"><text:span text:style-name="T7">E</text:span><text:span text:style-name="T5">SP32 CH9102X</text:span></text:p>
      <text:p text:style-name="P6"/>
      <text:p text:style-name="P5"><text:a xlink:type="simple" xlink:href="https://aliexpress.ru/item/1005004609461716.html?spm=a2g2w.orderdetail.0.0.1b7a4aa6XLosER&amp;sku_id=12000030342831029" text:style-name="Internet_20_link" text:visited-style-name="Visited_20_Internet_20_Link"><text:span text:style-name="T5">https://aliexpress.ru/item/1005004609461716.html?spm=a2g2w.orderdetail.0.0.1b7a4aa6XLosER&amp;sku_id=12000030342831029</text:span></text:a></text:p>
      <text:p text:style-name="P6"/>
      <text:p text:style-name="P7">ESP32 S3 N16R8 <text:s text:c="2"/>44pin <text:s/>547р</text:p>
      <text:p text:style-name="P7">ESP32 C3 <text:s text:c="8"/>30pin <text:s/>310р <text:s text:c="3"/>https://habr.com/ru/articles/541874/</text:p>
      <text:p text:style-name="P8">ESP32 S3 N8R2 <text:s text:c="3"/>44pin <text:s/>494р</text:p>
      <text:p text:style-name="P8">Debugging tool <text:s text:c="9"/>393р</text:p>
      <text:p text:style-name="P8"/>
      <text:p text:style-name="P9">esp-idf <text:s text:c="3"/>- <text:s/><text:span text:style-name="T9">клонировать репозиторий с github</text:span></text:p>
      <text:p text:style-name="P9">./install.sh </text:p>
      <text:p text:style-name="P9"><text:s/>. ./export.sh</text:p>
      <text:p text:style-name="P10">Done! You can now compile ESP-IDF projects.</text:p>
      <text:p text:style-name="P10">Go to the project directory and run:</text:p>
      <text:p text:style-name="P10"/>
      <text:p text:style-name="P10"><text:s text:c="2"/>idf.py build</text:p>
      <text:p text:style-name="P13">idf.py set-target</text:p>
      <text:p text:style-name="P10">echo ${PATH}</text:p>
      <text:p text:style-name="P11">/home/evg/SOFT/Github/ESP32/esp-idf/components/espcoredump:</text:p>
      <text:p text:style-name="P11">/home/evg/SOFT/Github/ESP32/esp-idf/components/partition_table:</text:p>
      <text:p text:style-name="P11">/home/evg/SOFT/Github/ESP32/esp-idf/components/app_update:</text:p>
      <text:p text:style-name="P11">/home/evg/.espressif/tools/xtensa-esp-elf-gdb/12.1_20221002/xtensa-esp-elf-gdb/bin:</text:p>
      <text:p text:style-name="P11">/home/evg/.espressif/tools/riscv32-esp-elf-gdb/12.1_20221002/riscv32-esp-elf-gdb/bin:</text:p>
      <text:p text:style-name="P11">/home/evg/.espressif/tools/xtensa-esp-elf/esp-13.2.0_20230928/xtensa-esp-elf/bin:</text:p>
      <text:p text:style-name="P11">/home/evg/.espressif/tools/riscv32-esp-elf/esp-13.2.0_20230928/riscv32-esp-elf/bin:</text:p>
      <text:p text:style-name="P11">/home/evg/.espressif/tools/esp32ulp-elf/2.35_20220830/esp32ulp-elf/bin:</text:p>
      <text:p text:style-name="P11">/home/evg/.espressif/tools/openocd-esp32/v0.12.0-esp32-20230921/openocd-esp32/bin:</text:p>
      <text:p text:style-name="P11">/home/evg/.espressif/python_env/idf5.3_py3.8_env/bin:/home/evg/SOFT/Github/ESP32/esp-idf/tools:</text:p>
      <text:p text:style-name="P11">/home/evg/.nvm/versions/node/v20.9.0/bin:</text:p>
      <text:p text:style-name="P11">/home/evg/.cargo/bin:</text:p>
      <text:p text:style-name="P11">/home/evg/.local/bin:</text:p>
      <text:p text:style-name="P11">/home/evg/toolchain/gcc-arm-none-eabi-10.3-2021.10/bin:</text:p>
      <text:p text:style-name="P11">/usr/local/sbin:</text:p>
      <text:p text:style-name="P11">/usr/local/bin:</text:p>
      <text:p text:style-name="P11">/usr/sbin:</text:p>
      <text:p text:style-name="P11">/usr/bin:</text:p>
      <text:p text:style-name="P11">/sbin:/bin:</text:p>
      <text:p text:style-name="P11">/usr/games:</text:p>
      <text:p text:style-name="P11">/usr/local/games:</text:p>
      <text:p text:style-name="P11">/snap/bin</text:p>
      <text:p text:style-name="P11"/>
      <text:p text:style-name="P12">В файл ~/.bashrc <text:s/>добавить: </text:p>
      <text:p text:style-name="P14">export PATH=$PATH:/home/evg/SOFT/Github/ESP32/esp-idf/components/espcoredump:/home/evg/SOFT/Github/ESP32/esp-idf/components/partition_table:/home/evg/SOFT/Github/ESP32/esp-idf/components/app_update:/home/evg/.espressif/tools/xtensa-esp-elf-gdb/12.1_20221002/xtensa-esp-elf-gdb/bin:/home/evg/.espressif/tools/riscv32-esp-elf-gdb/12.1_20221002/riscv32-esp-elf-gdb/bin:/home/evg/.espressif/tools/xtensa-esp-elf/esp-13.2.0_20230928/xtensa-esp-elf/bin:/home/evg/.espressif/tools/riscv32-esp-elf/esp-13.2.0_20230928/riscv32-esp-elf/bin:/home/evg/.espressif/tools/esp32ulp-elf/2.35_20220830/esp32ulp-elf/bin:/home/evg/.espressif/tools/openocd-esp32/v0.12.0-esp32-20230921/openocd-esp32/bin:/home/evg/.espressif/python_env/idf5.3_py3.8_env/bin:/home/evg/SOFT/Github/ESP32/esp-idf/tool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49cm" fo:margin-right="0.98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3-11-12T08:28:10.952342113</dc:date>
    <meta:editing-duration>PT10H8M28S</meta:editing-duration>
    <meta:editing-cycles>91</meta:editing-cycles>
    <meta:document-statistic meta:table-count="0" meta:image-count="0" meta:object-count="0" meta:page-count="1" meta:paragraph-count="42" meta:word-count="89" meta:character-count="2357" meta:non-whitespace-character-count="2268"/>
  </office:meta>
</office:document-meta>
</file>